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07FA000001C6000001C5671A29C8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4pt" style:font-size-asian="14pt" style:font-size-complex="14pt"/>
    </style:style>
    <style:style style:name="P2" style:family="paragraph" style:parent-style-name="Standard">
      <style:paragraph-properties fo:line-height="100%" fo:text-align="justify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line-height="100%"/>
      <style:text-properties fo:font-size="15pt" style:font-size-asian="15pt" style:font-size-complex="15pt"/>
    </style:style>
    <style:style style:name="P4" style:family="paragraph" style:parent-style-name="Standard">
      <style:paragraph-properties fo:line-height="100%" fo:text-align="center" style:justify-single-word="false"/>
      <style:text-properties fo:color="#000099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5" style:family="paragraph" style:parent-style-name="Standard">
      <style:paragraph-properties fo:line-height="100%" fo:background-color="transparent">
        <style:tab-stops>
          <style:tab-stop style:position="5.1043in"/>
        </style:tab-stops>
        <style:background-image/>
      </style:paragraph-properties>
      <style:text-properties fo:font-size="14pt" fo:font-weight="bold" fo:background-color="#ffff00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line-height="10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00%"/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line-height="100%" fo:text-align="center" style:justify-single-word="false"/>
      <style:text-properties fo:font-size="14pt" fo:font-weight="bold" fo:background-color="#ffff00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00%"/>
      <style:text-properties fo:font-size="15pt" fo:background-color="#ffff00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style:text-position="0% 100%"/>
    </style:style>
    <style:style style:name="T7" style:family="text">
      <style:text-properties fo:background-color="#ffff00"/>
    </style:style>
    <style:style style:name="T8" style:family="text">
      <style:text-properties fo:background-color="#579d1c"/>
    </style:style>
    <style:style style:name="T9" style:family="text">
      <style:text-properties style:text-underline-style="solid" style:text-underline-width="auto" style:text-underline-color="font-color" fo:font-weight="bold" fo:background-color="#579d1c" style:font-weight-asian="bold" style:font-weight-complex="bold"/>
    </style:style>
    <style:style style:name="T10" style:family="text">
      <style:text-properties fo:background-color="#ffffff"/>
    </style:style>
    <text:list-style style:name="L1">
      <text:list-level-style-image text:level="1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1783in" fo:height="0.1783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1783in" fo:height="0.178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1783in" fo:height="0.1783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1783in" fo:height="0.1783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1783in" fo:height="0.1783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1783in" fo:height="0.1783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1783in" fo:height="0.1783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1783in" fo:height="0.1783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1783in" fo:height="0.1783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1783in" fo:height="0.1783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urriculum Vitea</text:p>
      <text:p text:style-name="P2"><text:s/>Personal information:</text:p>
      <text:list xml:id="list2627935107496377383" text:style-name="L1">
        <text:list-item>
          <text:p text:style-name="P6">Name <text:tab/><text:tab/><text:span text:style-name="T1">:</text:span> Yasir Shahzad</text:p>
        </text:list-item>
        <text:list-item>
          <text:p text:style-name="P6">Father name<text:tab/><text:tab/><text:span text:style-name="T1">:</text:span> Alif Gul</text:p>
        </text:list-item>
        <text:list-item>
          <text:p text:style-name="P6">CNIC # <text:tab/><text:tab/><text:span text:style-name="T1">:</text:span> 14202-6692021-7</text:p>
        </text:list-item>
        <text:list-item>
          <text:p text:style-name="P6">Mobile No #<text:tab/><text:span text:style-name="T1">:</text:span> 0347-0982480 / 0332-8439938</text:p>
        </text:list-item>
        <text:list-item>
          <text:p text:style-name="P6">Marital status<text:tab/><text:span text:style-name="T1">:</text:span> Single</text:p>
        </text:list-item>
        <text:list-item>
          <text:p text:style-name="P6">Address<text:tab/><text:tab/><text:span text:style-name="T1">:</text:span> Village Esak chountra post office Dabb Teh/ Distt Karak <text:tab/><text:tab/><text:tab/> <text:s text:c="2"/>(KPK)</text:p>
        </text:list-item>
      </text:list>
      <text:p text:style-name="P1"/>
      <text:p text:style-name="P1"><text:span text:style-name="T3"><text:s/>My Aim</text:span><text:tab/><text:tab/><text:span text:style-name="T1">: </text:span></text:p>
      <text:p text:style-name="P1"><text:span text:style-name="T1"><text:tab/><text:tab/><text:tab/> <text:s/></text:span>My aim is work in challenging invironment to inhense/improve <text:tab/><text:tab/><text:tab/> <text:s/>my skills and join software house. After 5 to six year job in <text:tab/><text:tab/><text:tab/><text:tab/> <text:s/>softwae house. I want to open my company and give services to <text:tab/><text:tab/><text:tab/> <text:s/>poor boys which can't afford fee of short courses i will give him <text:tab/><text:tab/><text:tab/> <text:s/>free opportunities to inhense skills. </text:p>
      <text:p text:style-name="P1"/>
      <text:p text:style-name="P1"><text:span text:style-name="T3"><text:s/>Education<text:tab/><text:tab/></text:span><text:span text:style-name="T4">:</text:span></text:p>
      <text:p text:style-name="P1"><text:span text:style-name="T3"><text:tab/><text:tab/><text:tab/></text:span> BS Computer Scienc from Khushal khan Khattak University <text:tab/><text:tab/><text:tab/><text:tab/> Karak <text:s/></text:p>
      <text:p text:style-name="P1"><text:tab/><text:tab/><text:tab/></text:p>
      <text:p text:style-name="P1">My name is Yasir Shahzad. I am from Karak KPK. I have completed my BS degree from Khushal Khan Khattak University Karak. My favourite game is Cricket. </text:p>
      <text:p text:style-name="P1"/>
      <text:p text:style-name="P1"><text:date style:data-style-name="N37" text:date-value="2023-03-21T03:26:44.74" text:fixed="true">03/21/23</text:date><text:tab/><text:time style:data-style-name="N43" text:time-value="2023-03-22T10:36:45.78">09:39:25 AM</text:time> </text:p>
      <text:p text:style-name="P1">i love pakistan. The prime minister of pakistan is Nawaz Sharif. The president of Pakistan is Dr Arif Alvi. Now a day the political environment is that the Ex Prime minister of pakistan Imran Khan became a great leader.</text:p>
      <text:p text:style-name="P1"/>
      <text:p text:style-name="P1">A quick brown fox jumps over the lazy <text:span text:style-name="T6">dog</text:span>. </text:p>
      <text:p text:style-name="P1"><text:tab/><text:tab/><text:tab/><text:tab/><text:tab/><text:span text:style-name="T2">Nazreya Akhuwat</text:span></text:p>
      <text:p text:style-name="P5"/>
      <text:p text:style-name="P1"><text:span text:style-name="T5">Akhuwat</text:span> aur belasood choty qarzy ka tasawer Dr muhammad Saqib ny 2001 mai paish keya. Baad aza 2003 mai Dr sahib ny dosto k saat mil ker <text:s/>Akhuwat edary ki bunyad raki. Aaj ye edara alhamdulillah dunya ber mia bela sood qarzo ka sab barha edara hai. Akhuwat qarzo k elawa Taleem Akhuwat college. akhuwat University, sehat Aama aur degher falahi kamo mai masroof amal hai.</text:p>
      <text:p text:style-name="P1">Akhuwat ka tasawer 'mowahat Madena ki Qademi islami reyasat sy leya gheya hai.</text:p>
      <text:p text:style-name="P1">Akhuwat k 4 aham satoon hai.</text:p>
      <text:list xml:id="list1307132608774417752" text:style-name="L2">
        <text:list-item>
          <text:p text:style-name="P7"><text:span text:style-name="T1">Eman</text:span>: allah per aur allah k aheri rasool Muhammad (saw) per aur sy pehly aany waly tamam peghamber per aur un per tamam islami ketabo per aur rozy akherat per eman ho.</text:p>
          <text:p text:style-name="P7"/>
        </text:list-item>
        <text:list-item>
          <text:p text:style-name="P7"><text:soft-page-break/><text:span text:style-name="T1">Ahsan</text:span>: ahsan sy morad husan aur neki k hia. S ka matlb husn feker, husne nazar, husne amal, husne karam, husne zaban, husne mezaj, husne salook. Khoob sy Khoob ter i talash kerna.</text:p>
        </text:list-item>
        <text:list-item>
          <text:p text:style-name="P7"><text:span text:style-name="T1">Akhlas</text:span>: jis ka amal ho begharaz s ki jaza kuch aur hai. Yani akhuwat k teht her amal, name e namood ki hwahish k leye nahi nalke siraf allah ki raza k leye kerna. </text:p>
        </text:list-item>
        <text:list-item>
          <text:p text:style-name="P7"><text:span text:style-name="T1">Infaq</text:span>: infaq khuda ki rah mia deny <text:s/>ko kehty hai. Maal o daolat muhabat, mashwara, elam nasehat, kana kelana, rasta dekana, temar dari kerna, haosala dena, kesi k anso pochna ye sab infaq k zamry mai ata hia. </text:p>
          <text:p text:style-name="P7"/>
          <text:p text:style-name="P8">Manzil</text:p>
        </text:list-item>
      </text:list>
      <text:p text:style-name="P3">hamari manzil ik aisy moashry ki tameer hai jaha tamam logho ko insaf ki bunyadi mowaqy yaksaa moyaser ho. </text:p>
      <text:p text:style-name="P3"><text:tab/></text:p>
      <text:p text:style-name="P3"><text:tab/><text:span text:style-name="T7">Eman<text:tab/></text:span><text:tab/><text:span text:style-name="T7">Ihsan</text:span><text:span text:style-name="T10"> <text:tab/></text:span><text:span text:style-name="T8">(</text:span><text:span text:style-name="T9">Akhuwat)</text:span><text:span text:style-name="T8"><text:tab/></text:span><text:tab/><text:span text:style-name="T7">Ikhlas</text:span><text:tab/><text:span text:style-name="T7">Infaq</text:span><text:tab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ne_20_numbering" style:display-name="Line numbering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36M50S</meta:editing-duration>
    <meta:editing-cycles>35</meta:editing-cycles>
    <meta:generator>OpenOffice/4.1.11$Win32 OpenOffice.org_project/4111m1$Build-9808</meta:generator>
    <dc:date>2023-03-22T10:36:45.77</dc:date>
    <dc:creator>yasir shahzad</dc:creator>
    <meta:document-statistic meta:table-count="0" meta:image-count="0" meta:object-count="0" meta:page-count="2" meta:paragraph-count="29" meta:word-count="443" meta:character-count="2479"/>
    <meta:user-defined meta:name="Info 1"/>
    <meta:user-defined meta:name="Info 2"/>
    <meta:user-defined meta:name="Info 3"/>
    <meta:user-defined meta:name="Info 4"/>
  </office:meta>
</office:document-meta>
</file>